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heads_20_8" draw:marker-end-width="0.3cm" draw:fill="none" draw:textarea-vertical-align="middle"/>
    </style:style>
    <style:style style:name="gr2" style:family="graphic" style:parent-style-name="standard">
      <style:graphic-properties draw:stroke="none" draw:fill="none" fo:min-height="0.63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546cm" fo:min-width="3.34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68cm" fo:min-width="1.89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493cm" fo:min-width="3.514cm"/>
      <style:paragraph-properties style:writing-mode="lr-tb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076cm" fo:min-width="2.941cm"/>
      <style:paragraph-properties style:writing-mode="lr-tb"/>
    </style:style>
    <style:style style:name="gr9" style:family="graphic" style:parent-style-name="objectwithoutfill">
      <style:graphic-properties draw:marker-end="Arrowheads_20_9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475cm" fo:min-width="3.108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612cm" fo:min-width="1.684cm"/>
      <style:paragraph-properties style:writing-mode="lr-tb"/>
    </style:style>
    <style:style style:name="gr12" style:family="graphic" style:parent-style-name="objectwithoutfill">
      <style:graphic-properties draw:marker-end="Arrowheads_20_10" draw:marker-end-width="0.3cm" draw:fill="none" draw:textarea-vertical-align="middl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.254cm" fo:min-width="0.279cm" fo:wrap-option="no-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style:writing-mode="lr-tb"/>
      <style:text-properties fo:font-size="14pt" style:font-size-asian="18pt" style:font-size-complex="18pt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font-size="15pt" style:font-size-asian="18pt" style:font-size-complex="18pt"/>
    </style:style>
    <style:style style:name="P5" style:family="paragraph"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style:paragraph-properties fo:text-align="center" style:writing-mode="lr-tb"/>
      <style:text-properties fo:font-size="11pt" style:font-size-asian="11pt" style:font-size-complex="11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 style:font-size-asian="8pt" style:font-size-complex="8pt"/>
    </style:style>
    <style:style style:name="P8" style:family="paragraph"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5pt" style:font-size-asian="18pt" style:font-size-complex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939cm" svg:y1="7.954cm" svg:x2="9.939cm" svg:y2="9.608cm">
          <text:p/>
        </draw:line>
        <draw:frame draw:style-name="gr2" draw:text-style-name="P2" draw:layer="layout" svg:width="17.533cm" svg:height="0.883cm" svg:x="3.057cm" svg:y="1.255cm">
          <draw:text-box>
            <text:p><text:span text:style-name="T1">От введенной строки оставить только слова короче 4 символов.</text:span></text:p>
          </draw:text-box>
        </draw:frame>
        <draw:custom-shape draw:style-name="gr3" draw:text-style-name="P3" draw:layer="layout" svg:width="4.147cm" svg:height="0.858cm" svg:x="7.8cm" svg:y="2.01cm">
          <text:p text:style-name="P3">Начало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draw:layer="layout" svg:width="3.933cm" svg:height="0.929cm" svg:x="7.893cm" svg:y="3.344cm">
          <text:p text:style-name="P4"><text:span text:style-name="T2">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4" draw:layer="layout" svg:width="4.014cm" svg:height="0.743cm" svg:x="7.823cm" svg:y="4.808cm">
          <text:p text:style-name="P4"><text:span text:style-name="T2">Array = s.spl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" draw:text-style-name="P1" draw:layer="layout" svg:x1="9.911cm" svg:y1="2.845cm" svg:x2="9.911cm" svg:y2="3.328cm">
          <text:p/>
        </draw:line>
        <draw:line draw:style-name="gr7" draw:text-style-name="P1" draw:layer="layout" svg:x1="9.823cm" svg:y1="4.201cm" svg:x2="9.839cm" svg:y2="4.829cm">
          <text:p/>
        </draw:line>
        <draw:custom-shape draw:style-name="gr8" draw:text-style-name="P5" draw:layer="layout" svg:width="3.44cm" svg:height="1.65cm" svg:x="7.958cm" svg:y="17.6cm">
          <text:p text:style-name="P5"><text:span text:style-name="T3">print(newArray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3" draw:layer="layout" svg:width="4.147cm" svg:height="0.858cm" svg:x="7.606cm" svg:y="20.282cm">
          <text:p text:style-name="P3">Конец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9" draw:text-style-name="P1" draw:layer="layout" svg:x1="9.67cm" svg:y1="19.171cm" svg:x2="9.67cm" svg:y2="20.214cm">
          <text:p/>
        </draw:line>
        <draw:custom-shape draw:style-name="gr10" draw:text-style-name="P4" draw:layer="layout" svg:width="3.608cm" svg:height="0.725cm" svg:x="7.877cm" svg:y="13.345cm">
          <text:p text:style-name="P4"><text:span text:style-name="T2">i=i+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4" draw:layer="layout" svg:width="4.367cm" svg:height="1.723cm" svg:x="7.46cm" svg:y="14.878cm">
          <text:p text:style-name="P4"><text:span text:style-name="T2">i=Array.length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2" draw:text-style-name="P1" draw:layer="layout" svg:x1="4.686cm" svg:y1="8.582cm" svg:x2="9.889cm" svg:y2="8.599cm">
          <text:p/>
        </draw:line>
        <draw:line draw:style-name="gr13" draw:text-style-name="P1" draw:layer="layout" svg:x1="4.664cm" svg:y1="15.743cm" svg:x2="4.713cm" svg:y2="8.582cm">
          <text:p/>
        </draw:line>
        <draw:line draw:style-name="gr13" draw:text-style-name="P1" draw:layer="layout" svg:x1="7.423cm" svg:y1="15.73cm" svg:x2="4.584cm" svg:y2="15.764cm">
          <text:p/>
        </draw:line>
        <draw:line draw:style-name="gr12" draw:text-style-name="P1" draw:layer="layout" svg:x1="9.668cm" svg:y1="14.068cm" svg:x2="9.668cm" svg:y2="14.816cm">
          <text:p/>
        </draw:line>
        <draw:line draw:style-name="gr9" draw:text-style-name="P1" draw:layer="layout" svg:x1="9.644cm" svg:y1="16.605cm" svg:x2="9.644cm" svg:y2="17.648cm">
          <text:p/>
        </draw:line>
        <draw:custom-shape draw:style-name="gr14" draw:text-style-name="P3" draw:layer="layout" svg:width="1.105cm" svg:height="0.716cm" svg:x="4.902cm" svg:y="14.62cm">
          <text:p text:style-name="P3">нет</text:p>
          <draw:enhanced-geometry svg:viewBox="0 0 21600 21600" draw:glue-points="10800 0 3160 3160 0 10800 3160 18440 10800 21600 18440 18440 21600 10800 18440 3160 ?f14 ?f15" draw:text-areas="3200 3200 18400 18400" draw:type="round-callout" draw:modifiers="10487.5226039783 32897.071129707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3" draw:layer="layout" svg:width="1.105cm" svg:height="0.716cm" svg:x="10.901cm" svg:y="16.189cm">
          <text:p text:style-name="P3">да</text:p>
          <draw:enhanced-geometry svg:viewBox="0 0 21600 21600" draw:glue-points="10800 0 3160 3160 0 10800 3160 18440 10800 21600 18440 18440 21600 10800 18440 3160 ?f14 ?f15" draw:text-areas="3200 3200 18400 18400" draw:type="round-callout" draw:modifiers="-14745.027124774 16328.03347280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4" draw:layer="layout" svg:width="4.014cm" svg:height="0.743cm" svg:x="7.773cm" svg:y="6.181cm">
          <text:p text:style-name="P4"><text:span text:style-name="T2">newArray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" draw:text-style-name="P1" draw:layer="layout" svg:x1="9.824cm" svg:y1="5.607cm" svg:x2="9.84cm" svg:y2="6.235cm">
          <text:p/>
        </draw:line>
        <draw:custom-shape draw:style-name="gr5" draw:text-style-name="P4" draw:layer="layout" svg:width="4.014cm" svg:height="0.743cm" svg:x="7.757cm" svg:y="7.272cm">
          <text:p text:style-name="P4"><text:span text:style-name="T2">i=0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" draw:text-style-name="P1" draw:layer="layout" svg:x1="9.842cm" svg:y1="6.699cm" svg:x2="9.858cm" svg:y2="7.327cm">
          <text:p/>
        </draw:line>
        <draw:custom-shape draw:style-name="gr11" draw:text-style-name="P6" draw:layer="layout" svg:width="4.367cm" svg:height="1.723cm" svg:x="7.757cm" svg:y="9.62cm">
          <text:p text:style-name="P6"><text:span text:style-name="T4">Array[i].length&gt;=3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2" draw:text-style-name="P1" draw:layer="layout" svg:x1="9.889cm" svg:y1="11.36cm" svg:x2="9.873cm" svg:y2="12.055cm">
          <text:p/>
        </draw:line>
        <draw:line draw:style-name="gr12" draw:text-style-name="P1" draw:layer="layout" svg:x1="9.739cm" svg:y1="12.633cm" svg:x2="9.723cm" svg:y2="13.328cm">
          <text:p/>
        </draw:line>
        <draw:custom-shape draw:style-name="gr10" draw:text-style-name="P8" draw:layer="layout" svg:width="3.608cm" svg:height="0.725cm" svg:x="7.928cm" svg:y="11.989cm">
          <text:p text:style-name="P7"><text:span text:style-name="T5">newArray=newArray+</text:span><text:span text:style-name="T6">Array[i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2" draw:text-style-name="P1" draw:layer="layout" svg:x1="13.279cm" svg:y1="13.097cm" svg:x2="9.889cm" svg:y2="13.13cm">
          <text:p/>
        </draw:line>
        <draw:line draw:style-name="gr13" draw:text-style-name="P1" draw:layer="layout" svg:x1="13.247cm" svg:y1="13.131cm" svg:x2="13.23cm" svg:y2="10.451cm">
          <text:p/>
        </draw:line>
        <draw:line draw:style-name="gr13" draw:text-style-name="P1" draw:layer="layout" svg:x1="12.138cm" svg:y1="10.467cm" svg:x2="13.231cm" svg:y2="10.451cm">
          <text:p/>
        </draw:line>
        <draw:custom-shape draw:style-name="gr14" draw:text-style-name="P3" draw:layer="layout" svg:width="1.105cm" svg:height="0.716cm" svg:x="12.79cm" svg:y="9.285cm">
          <text:p text:style-name="P3">нет</text:p>
          <draw:enhanced-geometry svg:viewBox="0 0 21600 21600" draw:glue-points="10800 0 3160 3160 0 10800 3160 18440 10800 21600 18440 18440 21600 10800 18440 3160 ?f14 ?f15" draw:text-areas="3200 3200 18400 18400" draw:type="round-callout" draw:modifiers="10487.5226039783 32897.071129707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3" draw:layer="layout" svg:width="1.105cm" svg:height="0.716cm" svg:x="10.739cm" svg:y="11.047cm">
          <text:p text:style-name="P3">да</text:p>
          <draw:enhanced-geometry svg:viewBox="0 0 21600 21600" draw:glue-points="10800 0 3160 3160 0 10800 3160 18440 10800 21600 18440 18440 21600 10800 18440 3160 ?f14 ?f15" draw:text-areas="3200 3200 18400 18400" draw:type="round-callout" draw:modifiers="-14745.027124774 16328.03347280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16T09:50:53.975000000</meta:creation-date>
    <dc:date>2024-03-06T19:38:27.120000000</dc:date>
    <meta:editing-duration>PT47M34S</meta:editing-duration>
    <meta:editing-cycles>4</meta:editing-cycles>
    <meta:generator>LibreOffice/7.1.2.2$Windows_X86_64 LibreOffice_project/8a45595d069ef5570103caea1b71cc9d82b2aae4</meta:generator>
    <meta:document-statistic meta:object-count="32"/>
  </office:meta>
</office:document-meta>
</file>